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Hello World example</text:p>
      <text:p text:style-name="Standard">object HelloWorld {</text:p>
      <text:p text:style-name="Standard"><text:s text:c="2"/>def main(args: Array[String]): Unit = {</text:p>
      <text:p text:style-name="Standard"><text:s text:c="4"/>println("Hello, World!")</text:p>
      <text:p text:style-name="Standard"><text:s text:c="2"/>}</text:p>
      <text:p text:style-name="Standard">}</text:p>
      <text:p text:style-name="Standard"/>
      <text:p text:style-name="Standard">// Variables and data types</text:p>
      <text:p text:style-name="Standard">object VariablesExample {</text:p>
      <text:p text:style-name="Standard"><text:s text:c="2"/>def main(args: Array[String]): Unit = {</text:p>
      <text:p text:style-name="Standard"><text:s text:c="4"/>// Immutable variable</text:p>
      <text:p text:style-name="Standard"><text:s text:c="4"/>val greeting: String = "Hello, Scala!"</text:p>
      <text:p text:style-name="Standard"><text:s text:c="4"/>println(greeting)</text:p>
      <text:p text:style-name="Standard"/>
      <text:p text:style-name="Standard"><text:s text:c="4"/>// Mutable variable</text:p>
      <text:p text:style-name="Standard"><text:s text:c="4"/>var count: Int = 10</text:p>
      <text:p text:style-name="Standard"><text:s text:c="4"/>count = count + 1</text:p>
      <text:p text:style-name="Standard"><text:s text:c="4"/>println(s"Count: $count")</text:p>
      <text:p text:style-name="Standard"><text:s text:c="2"/>}</text:p>
      <text:p text:style-name="Standard">}</text:p>
      <text:p text:style-name="Standard"/>
      <text:p text:style-name="Standard">// Functions</text:p>
      <text:p text:style-name="Standard">object FunctionsExample {</text:p>
      <text:p text:style-name="Standard"><text:s text:c="2"/>def main(args: Array[String]): Unit = {</text:p>
      <text:p text:style-name="Standard"><text:s text:c="4"/>// Function with parameters and return value</text:p>
      <text:p text:style-name="Standard"><text:s text:c="4"/>def addNumbers(a: Int, b: Int): Int = {</text:p>
      <text:p text:style-name="Standard"><text:s text:c="6"/>a + b</text:p>
      <text:p text:style-name="Standard"><text:s text:c="4"/>}</text:p>
      <text:p text:style-name="Standard"/>
      <text:p text:style-name="Standard"><text:s text:c="4"/>// Calling the function and printing the result</text:p>
      <text:p text:style-name="Standard"><text:s text:c="4"/>val sum = addNumbers(5, 3)</text:p>
      <text:p text:style-name="Standard"><text:s text:c="4"/>println(s"Sum: $sum")</text:p>
      <text:p text:style-name="Standard"><text:s text:c="2"/>}</text:p>
      <text:p text:style-name="Standard">}</text:p>
      <text:p text:style-name="Standard"/>
      <text:p text:style-name="Standard">// Conditionals</text:p>
      <text:p text:style-name="Standard">object ConditionalsExample {</text:p>
      <text:p text:style-name="Standard"><text:s text:c="2"/>def main(args: Array[String]): Unit = {</text:p>
      <text:p text:style-name="Standard"><text:s text:c="4"/>val num = 10</text:p>
      <text:p text:style-name="Standard"/>
      <text:p text:style-name="Standard"><text:s text:c="4"/>if (num &gt; 0) {</text:p>
      <text:p text:style-name="Standard"><text:s text:c="6"/>println("Number is positive.")</text:p>
      <text:p text:style-name="Standard"><text:s text:c="4"/>} else if (num &lt; 0) {</text:p>
      <text:p text:style-name="Standard"><text:s text:c="6"/>println("Number is negative.")</text:p>
      <text:p text:style-name="Standard"><text:s text:c="4"/>} else {</text:p>
      <text:p text:style-name="Standard"><text:s text:c="6"/>println("Number is zero.")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/ Loops</text:p>
      <text:p text:style-name="Standard">object LoopsExample {</text:p>
      <text:p text:style-name="Standard"><text:soft-page-break/><text:s text:c="2"/>def main(args: Array[String]): Unit = {</text:p>
      <text:p text:style-name="Standard"><text:s text:c="4"/>// While loop</text:p>
      <text:p text:style-name="Standard"><text:s text:c="4"/>var i = 0</text:p>
      <text:p text:style-name="Standard"><text:s text:c="4"/>while (i &lt; 5) {</text:p>
      <text:p text:style-name="Standard"><text:s text:c="6"/>println(s"While loop: $i")</text:p>
      <text:p text:style-name="Standard"><text:s text:c="6"/>i += 1</text:p>
      <text:p text:style-name="Standard"><text:s text:c="4"/>}</text:p>
      <text:p text:style-name="Standard"/>
      <text:p text:style-name="Standard"><text:s text:c="4"/>// For loop</text:p>
      <text:p text:style-name="Standard"><text:s text:c="4"/>for (j &lt;- 1 to 5) {</text:p>
      <text:p text:style-name="Standard"><text:s text:c="6"/>println(s"For loop: $j")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8T13:12:15.890355895</meta:creation-date>
    <dc:date>2023-07-18T13:12:58.090341976</dc:date>
    <meta:editing-duration>PT45S</meta:editing-duration>
    <meta:editing-cycles>1</meta:editing-cycles>
    <meta:document-statistic meta:table-count="0" meta:image-count="0" meta:object-count="0" meta:page-count="2" meta:paragraph-count="58" meta:word-count="193" meta:character-count="1203" meta:non-whitespace-character-count="902"/>
    <meta:generator>LibreOffice/6.4.7.2$Linux_X86_64 LibreOffice_project/40$Build-2</meta:generator>
  </office:meta>
</office:document-meta>
</file>